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1ddc0" officeooo:paragraph-rsid="0011ddc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1ddc0" officeooo:paragraph-rsid="0011dd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3994c" officeooo:paragraph-rsid="001399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3994c" officeooo:paragraph-rsid="002f121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33b7" officeooo:paragraph-rsid="001433b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51321" officeooo:paragraph-rsid="0015132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51321" officeooo:paragraph-rsid="002f12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dc73" officeooo:paragraph-rsid="0015132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8dc73" officeooo:paragraph-rsid="0018dc7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cd0b1" officeooo:paragraph-rsid="002f121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f1218" officeooo:paragraph-rsid="002f121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203917" officeooo:paragraph-rsid="0020391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203917" officeooo:paragraph-rsid="002f121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debb0" officeooo:paragraph-rsid="001b041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262e79" officeooo:paragraph-rsid="0020a72f" style:font-size-asian="10.5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font-size="12pt" fo:font-weight="normal" officeooo:rsid="00306cb0" officeooo:paragraph-rsid="002f1218" style:font-size-asian="10.5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size="12pt" fo:font-weight="normal" officeooo:rsid="00306cb0" officeooo:paragraph-rsid="00306cb0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24292f" style:font-name="ui-monospace" fo:font-size="10.5pt" fo:letter-spacing="normal" fo:font-style="normal" fo:font-weight="normal" officeooo:rsid="002f1218" officeooo:paragraph-rsid="002f121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f1218" officeooo:paragraph-rsid="002f1218" style:font-size-asian="10.5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size="12pt" fo:font-weight="normal" officeooo:rsid="00306cb0" officeooo:paragraph-rsid="00306cb0" style:font-size-asian="10.5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fo:font-weight="normal" officeooo:rsid="0033287e" officeooo:paragraph-rsid="0033287e" style:font-size-asian="10.5pt" style:font-weight-asian="normal" style:font-size-complex="12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313b85" officeooo:paragraph-rsid="00313b85" style:font-size-asian="10.5pt" style:font-weight-asian="normal" style:font-size-complex="12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font-size="12pt" style:text-underline-style="none" fo:font-weight="normal" officeooo:rsid="00313b85" officeooo:paragraph-rsid="00313b85" style:font-size-asian="10.5pt" style:font-weight-asian="normal" style:font-size-complex="12pt" style:font-weight-complex="normal"/>
    </style:style>
    <style:style style:name="T1" style:family="text">
      <style:text-properties officeooo:rsid="0013994c"/>
    </style:style>
    <style:style style:name="T2" style:family="text">
      <style:text-properties officeooo:rsid="00166ee9"/>
    </style:style>
    <style:style style:name="T3" style:family="text">
      <style:text-properties officeooo:rsid="00247431"/>
    </style:style>
    <style:style style:name="T4" style:family="text">
      <style:text-properties officeooo:rsid="002a1142"/>
    </style:style>
    <style:style style:name="T5" style:family="text">
      <style:text-properties officeooo:rsid="002f1218"/>
    </style:style>
    <style:style style:name="T6" style:family="text">
      <style:text-properties officeooo:rsid="001433b7"/>
    </style:style>
    <style:style style:name="T7" style:family="text">
      <style:text-properties officeooo:rsid="002fd7da"/>
    </style:style>
    <style:style style:name="T8" style:family="text">
      <style:text-properties officeooo:rsid="00313b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git</text:span>Git git hub</text:p>
      <text:p text:style-name="P1"/>
      <text:p text:style-name="P1"/>
      <text:p text:style-name="P11">installer git </text:p>
      <text:p text:style-name="P10"/>
      <text:p text:style-name="P2">en local depuis la console se placer dans le dossier <text:span text:style-name="T1">ciblé</text:span></text:p>
      <text:p text:style-name="P2"/>
      <text:p text:style-name="P4"><text:s/>git init <text:s/><text:span text:style-name="T5">=&gt; </text:span>on initialise on crée un dossier git avec la commande</text:p>
      <text:p text:style-name="P3"><text:s/></text:p>
      <text:p text:style-name="P5"/>
      <text:p text:style-name="P13">git add –all <text:span text:style-name="T5">=&gt; </text:span><text:span text:style-name="T6">pour indexer fichier passer de working directory à stage : git add nom du fichier  </text:span><text:span text:style-name="T3">sans guillem</text:span><text:span text:style-name="T8">e</text:span><text:span text:style-name="T3">t</text:span></text:p>
      <text:p text:style-name="P5"/>
      <text:p text:style-name="P5">git status <text:span text:style-name="T5">=&gt; </text:span>pour voir ce qu’il se passe</text:p>
      <text:p text:style-name="P5"/>
      <text:p text:style-name="P7">git commit -m « message qu’on pourra lire <text:span text:style-name="T5">=&gt;</text:span></text:p>
      <text:p text:style-name="P6"/>
      <text:p text:style-name="P6">pour passer du stage à repository : «  <text:span text:style-name="T2">mettre les guillemet autour du message</text:span></text:p>
      <text:p text:style-name="P8"/>
      <text:p text:style-name="P9"/>
      <text:p text:style-name="P11">sur github :</text:p>
      <text:p text:style-name="P11"/>
      <text:p text:style-name="P11">on crée un dépôt repository</text:p>
      <text:p text:style-name="P11"/>
      <text:p text:style-name="P18"><text:bookmark text:name="empty-setup-push-repo-echo"/>git remote add origin <text:a xlink:type="simple" xlink:href="https://github.com/westbreizh/P6_Piiquante.git" text:style-name="Internet_20_link" text:visited-style-name="Visited_20_Internet_20_Link">https://github.com/westbreizh/P6_Piiquante.git</text:a> <text:span text:style-name="T7">=&gt; pour pouvoir associer, enregistrer le dépôt distant…</text:span></text:p>
      <text:p text:style-name="P16"/>
      <text:p text:style-name="P17">et après on push …</text:p>
      <text:p text:style-name="P17">origin correspond à github et main à git</text:p>
      <text:p text:style-name="P17"/>
      <text:p text:style-name="P22">Gestion des branches :</text:p>
      <text:p text:style-name="P22"/>
      <text:p text:style-name="P23">git branch =&gt; donne la situation dans laquelle on se trouve</text:p>
      <text:p text:style-name="P23"/>
      <text:p text:style-name="P23">git branch &lt;nom_de_la_nouvelle_branche&gt; =&gt; cré une nouvelle branche</text:p>
      <text:p text:style-name="P23"/>
      <text:p text:style-name="P23">git checkout &lt;nom_de_la_branche&gt; =&gt; permet de changer de branche</text:p>
      <text:p text:style-name="P21"/>
      <text:p text:style-name="P21">ensuite on peut travailler sur la branche comme précédemment.</text:p>
      <text:p text:style-name="P21"><text:s/>Git add, commit puis git push -u origin &lt;nom_de_la_branche&gt;</text:p>
      <text:p text:style-name="P21"/>
      <text:p text:style-name="P21">fusionner une branche secondaire sur la principale : </text:p>
      <text:p text:style-name="P21">se déplacer sur la page principale</text:p>
      <text:p text:style-name="P21">git merge &lt;nom_de_la_branche_a_fusionner&gt;</text:p>
      <text:p text:style-name="P11"/>
      <text:p text:style-name="P14"/>
      <text:p text:style-name="P12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9:32:54.299537365</meta:creation-date>
    <dc:date>2022-06-19T10:56:36.352380404</dc:date>
    <meta:editing-duration>PT3H51M31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183" meta:character-count="1111" meta:non-whitespace-character-count="942"/>
  </office:meta>
</office:document-meta>
</file>